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81aca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fo:min-height="1.6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9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3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ffff"/>
      <style:paragraph-properties fo:margin-top="0cm" fo:margin-bottom="0cm" style:writing-mode="lr-tb"/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 draw:fill-color="#ffffff"/>
      <style:paragraph-properties fo:margin-top="0cm" fo:margin-bottom="0cm" fo:text-align="center" style:writing-mode="lr-tb"/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margin-top="0cm" fo:margin-bottom="0cm" fo:text-align="start" style:writing-mode="lr-tb"/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1" style:family="text"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3" style:family="text">
      <style:text-properties style:font-name="Calibri" fo:font-size="9pt" fo:language="zxx" fo:country="none" style:font-size-asian="9pt" style:language-asian="zxx" style:country-asian="none" style:font-size-complex="9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.318cm" svg:height="1.5cm" svg:x="2.25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3" draw:text-style-name="P2" draw:layer="layout" svg:width="3.432cm" svg:height="1.926cm" svg:x="3.568cm" svg:y="5.324cm">
          <draw:text-box>
            <text:p text:style-name="P1"><text:span text:style-name="T1">C:\Code</text:span></text:p>
            <text:p text:style-name="P1"><text:span text:style-name="T1">C:\Documents</text:span></text:p>
          </draw:text-box>
        </draw:fram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2" draw:layer="layout" svg:width="3.294cm" svg:height="2cm" svg:x="3.568cm" svg:y="7.25cm">
          <draw:text-box>
            <text:p text:style-name="P1"><text:span text:style-name="T1"><text:a xlink:href="file:///D:/Photos" xlink:type="simple">D:\Photos</text:a></text:span></text:p>
            <text:p text:style-name="P3"><text:span text:style-name="T1">D:\Videos</text:span></text:p>
          </draw:text-box>
        </draw:frame>
        <dr3d:scene draw:style-name="gr1" svg:width="3cm" svg:height="3cm" svg:x="8.36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7cm" svg:y1="6cm" svg:x2="8.25cm" svg:y2="6cm">
          <text:p/>
        </draw:line>
        <draw:frame draw:style-name="gr4" draw:text-style-name="P6" draw:layer="layout" svg:width="4.044cm" svg:height="2cm" svg:x="2.25cm" svg:y="3cm">
          <draw:text-box>
            <text:p text:style-name="P5"><text:span text:style-name="T2">Source Directories</text:span></text:p>
          </draw:text-box>
        </draw:frame>
        <draw:frame draw:style-name="gr6" draw:text-style-name="P6" draw:layer="layout" svg:width="4.294cm" svg:height="2.668cm" svg:x="7.706cm" svg:y="3cm">
          <draw:text-box>
            <text:p text:style-name="P5"><text:span text:style-name="T2">Primary Archive Directory</text:span></text:p>
          </draw:text-box>
        </draw:frame>
        <dr3d:scene draw:style-name="gr1" svg:width="1.318cm" svg:height="1.5cm" svg:x="14.18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9.7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6" draw:layer="layout" svg:width="4.75cm" svg:height="2cm" svg:x="13.5cm" svg:y="3cm">
          <draw:text-box>
            <text:p text:style-name="P5"><text:span text:style-name="T2">Archive Directories</text:span></text:p>
          </draw:text-box>
        </draw:frame>
        <draw:line draw:style-name="gr5" draw:text-style-name="P4" draw:layer="layout" svg:x1="11.5cm" svg:y1="6cm" svg:x2="13.75cm" svg:y2="6cm">
          <text:p/>
        </draw:line>
        <draw:line draw:style-name="gr5" draw:text-style-name="P4" draw:layer="layout" svg:x1="11.5cm" svg:y1="7cm" svg:x2="13.75cm" svg:y2="7.5cm">
          <text:p/>
        </draw:line>
        <draw:line draw:style-name="gr5" draw:text-style-name="P4" draw:layer="layout" svg:x1="11.5cm" svg:y1="8cm" svg:x2="13.75cm" svg:y2="9.5cm">
          <text:p/>
        </draw:line>
        <draw:frame draw:style-name="gr7" draw:text-style-name="P2" draw:layer="layout" svg:width="3.432cm" svg:height="4.105cm" svg:x="8.5cm" svg:y="8.5cm">
          <draw:text-box>
            <text:p text:style-name="P1"><text:span text:style-name="T1"><text:a xlink:href="file:///M:/Archive" xlink:type="simple">M:\Archive</text:a></text:span></text:p>
            <text:p text:style-name="P1"><text:span text:style-name="T3">Code-0001.zip</text:span></text:p>
            <text:p text:style-name="P3"><text:span text:style-name="T3">Code-0002.zip</text:span></text:p>
            <text:p text:style-name="P1"><text:span text:style-name="T3">Documents.zip</text:span></text:p>
            <text:p text:style-name="P1"><text:span text:style-name="T3">Photos.zip</text:span></text:p>
            <text:p text:style-name="P1"><text:span text:style-name="T3">Videos.zip</text:span></text:p>
            <text:p text:style-name="P1"><text:span text:style-name="T3">Movies.zip</text:span></text:p>
            <text:p text:style-name="P1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  <text:p text:style-name="P1"><text:span text:style-name="T1"/></text:p>
          </draw:text-box>
        </draw:frame>
        <draw:frame draw:style-name="gr8" draw:text-style-name="P2" draw:layer="layout" svg:width="3.932cm" svg:height="2.197cm" svg:x="15.568cm" svg:y="5cm">
          <draw:text-box>
            <text:p text:style-name="P1"><text:span text:style-name="T1"><text:a xlink:href="file:///S:/CodeAndDocs" xlink:type="simple">S:\CodeAndDocs</text:a></text:span></text:p>
            <text:p text:style-name="P1"><text:span text:style-name="T3">Code-0001.zip</text:span></text:p>
            <text:p text:style-name="P1"><text:span text:style-name="T3">Code-0002.zip</text:span></text:p>
            <text:p text:style-name="P1"><text:span text:style-name="T3">Documents.zip</text:span></text:p>
          </draw:text-box>
        </draw:frame>
        <draw:frame draw:style-name="gr9" draw:text-style-name="P2" draw:layer="layout" svg:width="4.182cm" svg:height="3.151cm" svg:x="15.568cm" svg:y="7cm">
          <draw:text-box>
            <text:p text:style-name="P1"><text:span text:style-name="T1">X:\LatestVersions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Videos.zip</text:span></text:p>
            <text:p text:style-name="P3"><text:span text:style-name="T3">Movies.zip</text:span></text:p>
            <text:p text:style-name="P3"><text:span text:style-name="T3">Whatever-0003.zip</text:span></text:p>
          </draw:text-box>
        </draw:frame>
        <draw:frame draw:style-name="gr10" draw:text-style-name="P2" draw:layer="layout" svg:width="4.182cm" svg:height="3.609cm" svg:x="15.568cm" svg:y="9.75cm">
          <draw:text-box>
            <text:p text:style-name="P1"><text:span text:style-name="T1"><text:a xlink:href="file:///Z:/Everything" xlink:type="simple">Z:\Everything</text:a></text:span></text:p>
            <text:p text:style-name="P3"><text:span text:style-name="T3">Code-0001.zip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Videos.zip</text:span></text:p>
            <text:p text:style-name="P3"><text:span text:style-name="T3">Movies.zip</text:span></text:p>
            <text:p text:style-name="P3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</draw:text-box>
        </draw:frame>
        <dr3d:scene draw:style-name="gr1" svg:width="1.318cm" svg:height="1.5cm" svg:x="2.25cm" svg:y="9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9.75cm" svg:x2="8.25cm" svg:y2="8cm">
          <text:p/>
        </draw:lin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7.75cm" svg:x2="8.25cm" svg:y2="7cm">
          <text:p/>
        </draw:line>
        <draw:frame draw:style-name="gr3" draw:text-style-name="P2" draw:layer="layout" svg:width="3.294cm" svg:height="1.926cm" svg:x="3.568cm" svg:y="9.324cm">
          <draw:text-box>
            <text:p text:style-name="P1"><text:span text:style-name="T1">E:\Movies</text:span></text:p>
            <text:p text:style-name="P1"><text:span text:style-name="T1">E:\Whatever</text:span></text:p>
          </draw:text-box>
        </draw:frame>
        <dr3d:scene draw:style-name="gr1" svg:width="1.318cm" svg:height="1.5cm" svg:x="2.25cm" svg:y="12.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11" draw:text-style-name="P8" draw:layer="layout" svg:width="6.5cm" svg:height="0.89cm" svg:x="2.25cm" svg:y="11.61cm">
          <draw:text-box>
            <text:p text:style-name="P7"><text:span text:style-name="T2">Secure Directories</text:span></text:p>
          </draw:text-box>
        </draw:frame>
        <draw:frame draw:style-name="gr12" draw:text-style-name="P2" draw:layer="layout" svg:width="6.932cm" svg:height="1.739cm" svg:x="3.568cm" svg:y="12.5cm">
          <draw:text-box>
            <text:p text:style-name="P1"><text:span text:style-name="T1">C:\Documents\Secret</text:span></text:p>
            <text:p text:style-name="P1"><text:span text:style-name="T1">D:\Photos\DeeplyPersonal</text:span></text:p>
            <text:p text:style-name="P3"><text:span text:style-name="T1">E:\Whatever\Credential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6T00:09:02.180000000</meta:creation-date>
    <dc:date>2021-08-16T10:26:27.910000000</dc:date>
    <meta:editing-duration>PT34M43S</meta:editing-duration>
    <meta:editing-cycles>11</meta:editing-cycles>
    <meta:generator>LibreOffice/7.1.4.2$Windows_X86_64 LibreOffice_project/a529a4fab45b75fefc5b6226684193eb000654f6</meta:generator>
    <meta:document-statistic meta:object-count="36"/>
  </office:meta>
</office:document-meta>
</file>